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29.54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imbaSoerNorma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NBX</text:p>
          </table:table-cell>
          <table:table-cell office:value-type="string" calcext:value-type="string">
            <text:p>NBY</text:p>
          </table:table-cell>
          <table:table-cell office:value-type="string" calcext:value-type="string">
            <text:p>soerens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315789473684211" calcext:value-type="float">
            <text:p>0.3157894736842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24242424242424" calcext:value-type="float">
            <text:p>0.42424242424242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87179487179487" calcext:value-type="float">
            <text:p>0.48717948717948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</table:table>
      <table:table table:name="simbaSoerEntfernung" table:style-name="ta1">
        <table:table-column table:style-name="co5" table:number-columns-repeated="15" table:default-cell-style-name="Default"/>
        <table:table-row table:style-name="ro1">
          <table:table-cell/>
          <table:table-cell office:value-type="string" calcext:value-type="string">
            <text:p>NBX</text:p>
          </table:table-cell>
          <table:table-cell office:value-type="string" calcext:value-type="string">
            <text:p>NBY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soerensen</text:p>
          </table:table-cell>
          <table:table-cell office:value-type="string" calcext:value-type="string">
            <text:p>NBY</text:p>
          </table:table-cell>
          <table:table-cell office:value-type="string" calcext:value-type="string">
            <text:p>soerens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dist</text:p>
          </table:table-cell>
          <table:table-cell office:value-type="string" calcext:value-type="string">
            <text:p>ydis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.154376717396" calcext:value-type="float">
            <text:p>340.1543767173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625500" calcext:value-type="float">
            <text:p>625500</text:p>
          </table:table-cell>
          <table:table-cell office:value-type="float" office:value="5222067.5" calcext:value-type="float">
            <text:p>5222067.5</text:p>
          </table:table-cell>
          <table:table-cell office:value-type="float" office:value="244" calcext:value-type="float">
            <text:p>24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4.976335450373" calcext:value-type="float">
            <text:p>654.9763354503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315789473684211" calcext:value-type="float">
            <text:p>0.3157894736842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25565.5" calcext:value-type="float">
            <text:p>625565.5</text:p>
          </table:table-cell>
          <table:table-cell office:value-type="float" office:value="5222217.5" calcext:value-type="float">
            <text:p>5222217.5</text:p>
          </table:table-cell>
          <table:table-cell office:value-type="float" office:value="375" calcext:value-type="float">
            <text:p>375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52.79105239359" calcext:value-type="float">
            <text:p>1052.7910523935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25618" calcext:value-type="float">
            <text:p>625618</text:p>
          </table:table-cell>
          <table:table-cell office:value-type="float" office:value="5222417.5" calcext:value-type="float">
            <text:p>5222417.5</text:p>
          </table:table-cell>
          <table:table-cell office:value-type="float" office:value="480" calcext:value-type="float">
            <text:p>480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7.354547852936" calcext:value-type="float">
            <text:p>327.3545478529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24242424242424" calcext:value-type="float">
            <text:p>0.42424242424242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625687.5" calcext:value-type="float">
            <text:p>625687.5</text:p>
          </table:table-cell>
          <table:table-cell office:value-type="float" office:value="5222336" calcext:value-type="float">
            <text:p>5222336</text:p>
          </table:table-cell>
          <table:table-cell office:value-type="float" office:value="131" calcext:value-type="float">
            <text:p>13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38.712393289838" calcext:value-type="float">
            <text:p>738.7123932898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625740" calcext:value-type="float">
            <text:p>625740</text:p>
          </table:table-cell>
          <table:table-cell office:value-type="float" office:value="5222536" calcext:value-type="float">
            <text:p>5222536</text:p>
          </table:table-cell>
          <table:table-cell office:value-type="float" office:value="236" calcext:value-type="float">
            <text:p>23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13.551689635044" calcext:value-type="float">
            <text:p>413.55168963504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87179487179487" calcext:value-type="float">
            <text:p>0.48717948717948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25805.5" calcext:value-type="float">
            <text:p>625805.5</text:p>
          </table:table-cell>
          <table:table-cell office:value-type="float" office:value="5222686" calcext:value-type="float">
            <text:p>5222686</text:p>
          </table:table-cell>
          <table:table-cell office:value-type="float" office:value="105" calcext:value-type="float">
            <text:p>105</text:p>
          </table:table-cell>
          <table:table-cell office:value-type="float" office:value="400" calcext:value-type="float">
            <text:p>400</text:p>
          </table:table-cell>
        </table:table-row>
      </table:table>
      <table:table table:name="simbaPearsonNormal" table:style-name="ta1">
        <table:table-column table:style-name="co5" table:number-columns-repeated="8" table:default-cell-style-name="Default"/>
        <table:table-row table:style-name="ro1">
          <table:table-cell/>
          <table:table-cell office:value-type="string" calcext:value-type="string">
            <text:p>NBX</text:p>
          </table:table-cell>
          <table:table-cell office:value-type="string" calcext:value-type="string">
            <text:p>NBY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64858073409241" calcext:value-type="float">
            <text:p>0.26485807340924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0.29621772025328" calcext:value-type="float">
            <text:p>-0.2962177202532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0.269382819158239" calcext:value-type="float">
            <text:p>-0.26938281915823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764719112901873" calcext:value-type="float">
            <text:p>0.07647191129018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624477409291" calcext:value-type="float">
            <text:p>0.12062447740929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503148236501918" calcext:value-type="float">
            <text:p>0.00503148236501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</table:table>
      <table:table table:name="simbaPearsonEntfernung" table:style-name="ta1">
        <table:table-column table:style-name="co5" table:number-columns-repeated="15" table:default-cell-style-name="Default"/>
        <table:table-row table:style-name="ro1">
          <table:table-cell/>
          <table:table-cell office:value-type="string" calcext:value-type="string">
            <text:p>NBX</text:p>
          </table:table-cell>
          <table:table-cell office:value-type="string" calcext:value-type="string">
            <text:p>NBY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NBY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dist</text:p>
          </table:table-cell>
          <table:table-cell office:value-type="string" calcext:value-type="string">
            <text:p>ydis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.154376717396" calcext:value-type="float">
            <text:p>340.1543767173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64858073409241" calcext:value-type="float">
            <text:p>0.26485807340924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625500" calcext:value-type="float">
            <text:p>625500</text:p>
          </table:table-cell>
          <table:table-cell office:value-type="float" office:value="5222067.5" calcext:value-type="float">
            <text:p>5222067.5</text:p>
          </table:table-cell>
          <table:table-cell office:value-type="float" office:value="244" calcext:value-type="float">
            <text:p>24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4.976335450373" calcext:value-type="float">
            <text:p>654.9763354503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0.29621772025328" calcext:value-type="float">
            <text:p>-0.2962177202532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25565.5" calcext:value-type="float">
            <text:p>625565.5</text:p>
          </table:table-cell>
          <table:table-cell office:value-type="float" office:value="5222217.5" calcext:value-type="float">
            <text:p>5222217.5</text:p>
          </table:table-cell>
          <table:table-cell office:value-type="float" office:value="375" calcext:value-type="float">
            <text:p>375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52.79105239359" calcext:value-type="float">
            <text:p>1052.7910523935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0.269382819158239" calcext:value-type="float">
            <text:p>-0.26938281915823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25618" calcext:value-type="float">
            <text:p>625618</text:p>
          </table:table-cell>
          <table:table-cell office:value-type="float" office:value="5222417.5" calcext:value-type="float">
            <text:p>5222417.5</text:p>
          </table:table-cell>
          <table:table-cell office:value-type="float" office:value="480" calcext:value-type="float">
            <text:p>480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7.354547852936" calcext:value-type="float">
            <text:p>327.3545478529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764719112901873" calcext:value-type="float">
            <text:p>0.07647191129018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625687.5" calcext:value-type="float">
            <text:p>625687.5</text:p>
          </table:table-cell>
          <table:table-cell office:value-type="float" office:value="5222336" calcext:value-type="float">
            <text:p>5222336</text:p>
          </table:table-cell>
          <table:table-cell office:value-type="float" office:value="131" calcext:value-type="float">
            <text:p>13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38.712393289838" calcext:value-type="float">
            <text:p>738.7123932898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624477409291" calcext:value-type="float">
            <text:p>0.12062447740929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625740" calcext:value-type="float">
            <text:p>625740</text:p>
          </table:table-cell>
          <table:table-cell office:value-type="float" office:value="5222536" calcext:value-type="float">
            <text:p>5222536</text:p>
          </table:table-cell>
          <table:table-cell office:value-type="float" office:value="236" calcext:value-type="float">
            <text:p>23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13.551689635044" calcext:value-type="float">
            <text:p>413.55168963504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503148236501918" calcext:value-type="float">
            <text:p>0.00503148236501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25805.5" calcext:value-type="float">
            <text:p>625805.5</text:p>
          </table:table-cell>
          <table:table-cell office:value-type="float" office:value="5222686" calcext:value-type="float">
            <text:p>5222686</text:p>
          </table:table-cell>
          <table:table-cell office:value-type="float" office:value="105" calcext:value-type="float">
            <text:p>105</text:p>
          </table:table-cell>
          <table:table-cell office:value-type="float" office:value="400" calcext:value-type="float">
            <text:p>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0-25T02:04:17.175781103</dc:date>
    <meta:editing-duration>PT1M59S</meta:editing-duration>
    <meta:editing-cycles>2</meta:editing-cycles>
    <meta:generator>LibreOffice/6.3.2.2$Linux_X86_64 LibreOffice_project/30$Build-2</meta:generator>
    <meta:document-statistic meta:table-count="4" meta:cell-count="318" meta:object-count="0"/>
  </office:meta>
</office:document-meta>
</file>